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Обычный">
      <style:paragraph-properties fo:line-height="100%" fo:text-align="center" style:justify-single-word="false"/>
      <style:text-properties fo:font-weight="bold" style:font-weight-asian="bold" style:font-size-complex="12pt"/>
    </style:style>
    <style:style style:name="P2" style:family="paragraph" style:parent-style-name="Название_20_объекта">
      <style:paragraph-properties fo:line-height="100%"/>
      <style:text-properties fo:text-transform="uppercase" fo:color="#000000" style:language-asian="ru" style:country-asian="RU" style:font-size-complex="12pt" style:font-weight-complex="bold"/>
    </style:style>
    <style:style style:name="P3" style:family="paragraph" style:parent-style-name="Основной_20_текст">
      <style:paragraph-properties fo:line-height="100%" fo:text-align="center" style:justify-single-word="false"/>
      <style:text-properties fo:font-size="12pt" fo:font-style="normal" style:font-size-asian="12pt" style:font-style-asian="normal" style:font-size-complex="12pt"/>
    </style:style>
    <style:style style:name="P4" style:family="paragraph" style:parent-style-name="Основной_20_текст">
      <style:paragraph-properties fo:line-height="100%" fo:text-align="center" style:justify-single-word="false"/>
      <style:text-properties fo:font-size="12pt" fo:font-style="normal" fo:font-weight="bold" style:font-size-asian="12pt" style:font-style-asian="normal" style:font-weight-asian="bold" style:font-size-complex="12pt"/>
    </style:style>
    <style:style style:name="P5" style:family="paragraph" style:parent-style-name="Основной_20_текст">
      <style:paragraph-properties fo:line-height="100%" fo:text-align="center" style:justify-single-word="false"/>
      <style:text-properties fo:font-size="14pt" fo:font-style="normal" style:font-size-asian="14pt" style:font-style-asian="normal" style:font-size-complex="14pt"/>
    </style:style>
    <style:style style:name="P6" style:family="paragraph" style:parent-style-name="Основной_20_текст">
      <style:paragraph-properties fo:line-height="100%" fo:text-align="center" style:justify-single-word="false"/>
      <style:text-properties fo:font-size="16pt" fo:font-style="normal" fo:font-weight="bold" style:font-size-asian="16pt" style:font-style-asian="normal" style:font-weight-asian="bold" style:font-size-complex="16pt"/>
    </style:style>
    <style:style style:name="P7" style:family="paragraph" style:parent-style-name="Основной_20_текст">
      <style:paragraph-properties fo:line-height="100%" fo:text-align="center" style:justify-single-word="false"/>
      <style:text-properties fo:font-size="8pt" fo:font-style="normal" style:font-size-asian="8pt" style:font-style-asian="normal" style:font-size-complex="8pt"/>
    </style:style>
    <style:style style:name="P8" style:family="paragraph" style:parent-style-name="Основной_20_текст">
      <style:paragraph-properties fo:line-height="100%" fo:text-align="center" style:justify-single-word="false"/>
      <style:text-properties fo:font-size="8pt" fo:font-style="normal" fo:background-color="transparent" style:font-size-asian="8pt" style:font-style-asian="normal" style:font-size-complex="8pt"/>
    </style:style>
    <style:style style:name="P9" style:family="paragraph" style:parent-style-name="Основной_20_текст">
      <style:paragraph-properties fo:margin-top="0.423cm" fo:margin-bottom="0cm" loext:contextual-spacing="false" fo:line-height="100%">
        <style:tab-stops>
          <style:tab-stop style:position="4.752cm"/>
          <style:tab-stop style:position="17.002cm" style:type="right"/>
        </style:tab-stops>
      </style:paragraph-properties>
    </style:style>
    <style:style style:name="P10" style:family="paragraph" style:parent-style-name="Основной_20_текст">
      <style:paragraph-properties fo:margin-top="0.423cm" fo:margin-bottom="0cm" loext:contextual-spacing="false" fo:line-height="100%" fo:text-align="justify" style:justify-single-word="false">
        <style:tab-stops>
          <style:tab-stop style:position="17.002cm" style:type="right"/>
        </style:tab-stops>
      </style:paragraph-properties>
    </style:style>
    <style:style style:name="P11" style:family="paragraph" style:parent-style-name="Основной_20_текст">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178adb"/>
    </style:style>
    <style:style style:name="P12" style:family="paragraph" style:parent-style-name="Основной_20_текст">
      <style:paragraph-properties fo:margin-top="0.423cm" fo:margin-bottom="0cm" loext:contextual-spacing="false" fo:line-height="100%"/>
      <style:text-properties fo:font-size="12pt" fo:font-style="normal" fo:font-weight="bold" style:font-size-asian="12pt" style:font-style-asian="normal" style:font-weight-asian="bold" style:font-size-complex="12pt"/>
    </style:style>
    <style:style style:name="P13" style:family="paragraph" style:parent-style-name="Основной_20_текст">
      <style:paragraph-properties fo:margin-top="0.423cm" fo:margin-bottom="0cm" loext:contextual-spacing="false" fo:line-height="100%"/>
      <style:text-properties fo:font-size="12pt" fo:font-style="normal" fo:font-weight="bold" fo:background-color="transparent" style:font-size-asian="12pt" style:font-style-asian="normal" style:font-weight-asian="bold" style:font-size-complex="12pt"/>
    </style:style>
    <style:style style:name="P14" style:family="paragraph" style:parent-style-name="Основной_20_текст">
      <style:paragraph-properties fo:margin-left="7.303cm" fo:margin-right="0cm" fo:line-height="100%" fo:text-align="justify" style:justify-single-word="false" fo:text-indent="0cm" style:auto-text-indent="false">
        <style:tab-stops/>
      </style:paragraph-properties>
      <style:text-properties fo:font-size="12pt" fo:font-style="normal" fo:font-weight="bold" style:font-size-asian="12pt" style:font-style-asian="normal" style:font-weight-asian="bold" style:font-size-complex="12pt"/>
    </style:style>
    <style:style style:name="P15" style:family="paragraph" style:parent-style-name="Обычный">
      <style:paragraph-properties fo:margin-left="0cm" fo:margin-right="0cm" fo:text-indent="1cm" style:auto-text-indent="false"/>
      <style:text-properties fo:background-color="#ffff00"/>
    </style:style>
    <style:style style:name="P16"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17" style:family="paragraph" style:parent-style-name="Обычный">
      <style:paragraph-properties fo:margin-left="0cm" fo:margin-right="0cm" fo:text-align="justify" style:justify-single-word="false" fo:text-indent="1cm" style:auto-text-indent="false"/>
    </style:style>
    <style:style style:name="P18" style:family="paragraph" style:parent-style-name="Обычный">
      <style:paragraph-properties fo:margin-left="0cm" fo:margin-right="0cm" fo:text-align="justify" style:justify-single-word="false" fo:text-indent="1cm" style:auto-text-indent="false"/>
      <style:text-properties officeooo:paragraph-rsid="001b858e"/>
    </style:style>
    <style:style style:name="P19" style:family="paragraph" style:parent-style-name="Обычный">
      <style:paragraph-properties fo:margin-left="0cm" fo:margin-right="0cm" fo:text-align="justify" style:justify-single-word="false" fo:text-indent="1cm" style:auto-text-indent="false"/>
      <style:text-properties officeooo:paragraph-rsid="001b1429"/>
    </style:style>
    <style:style style:name="P20" style:family="paragraph" style:parent-style-name="Обычный">
      <style:paragraph-properties fo:margin-left="0cm" fo:margin-right="0cm" fo:text-align="justify" style:justify-single-word="false" fo:text-indent="1cm" style:auto-text-indent="false"/>
      <style:text-properties officeooo:paragraph-rsid="001cfc99"/>
    </style:style>
    <style:style style:name="P21" style:family="paragraph" style:parent-style-name="Text_20_body" style:list-style-name="L2">
      <style:paragraph-properties fo:text-align="justify" style:justify-single-word="false"/>
      <style:text-properties fo:font-size="12pt" style:font-size-asian="12pt" style:font-size-complex="12pt"/>
    </style:style>
    <style:style style:name="P22" style:family="paragraph" style:parent-style-name="Text_20_body">
      <style:paragraph-properties fo:margin-left="7.303cm" fo:margin-right="0cm" fo:line-height="100%" fo:text-align="end"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3" style:family="paragraph" style:parent-style-name="Text_20_body">
      <style:paragraph-properties fo:margin-left="7.303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4" style:family="paragraph" style:parent-style-name="Основной_20_текст">
      <style:paragraph-properties fo:margin-left="7.303cm" fo:margin-right="0cm" fo:line-height="100%" fo:text-align="justify" style:justify-single-word="false" fo:text-indent="0cm" style:auto-text-indent="false">
        <style:tab-stops/>
      </style:paragraph-properties>
      <style:text-properties fo:font-size="12pt" fo:font-style="normal" fo:font-weight="bold" style:font-size-asian="12pt" style:font-style-asian="normal" style:font-weight-asian="bold" style:font-size-complex="12pt"/>
    </style:style>
    <style:style style:name="P25" style:family="paragraph" style:parent-style-name="Основной_20_текст">
      <style:paragraph-properties fo:line-height="100%" fo:text-align="center" style:justify-single-word="false"/>
    </style:style>
    <style:style style:name="P26"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style="normal" fo:font-weight="bold" officeooo:paragraph-rsid="0020903d" style:font-size-asian="12pt" style:font-style-asian="normal" style:font-weight-asian="bold" style:font-size-complex="12pt"/>
    </style:style>
    <style:style style:name="P27" style:family="paragraph" style:parent-style-name="Heading_20_3">
      <style:text-properties officeooo:paragraph-rsid="0019289e"/>
    </style:style>
    <style:style style:name="P28" style:family="paragraph" style:parent-style-name="Heading_20_3">
      <style:paragraph-properties fo:break-before="page"/>
    </style:style>
    <style:style style:name="P29" style:family="paragraph" style:parent-style-name="Обычный" style:list-style-name="L3">
      <style:text-properties officeooo:paragraph-rsid="001ebcad"/>
    </style:style>
    <style:style style:name="P30" style:family="paragraph" style:parent-style-name="Обычный" style:list-style-name="L3">
      <style:text-properties fo:background-color="#ffff00"/>
    </style:style>
    <style:style style:name="P31"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32"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33" style:family="paragraph" style:parent-style-name="Обычный">
      <style:paragraph-properties fo:margin-left="0cm" fo:margin-right="0cm" fo:text-align="justify" style:justify-single-word="false" fo:text-indent="1cm" style:auto-text-indent="false"/>
      <style:text-properties officeooo:paragraph-rsid="001e7ab1"/>
    </style:style>
    <style:style style:name="P34" style:family="paragraph" style:parent-style-name="Обычный">
      <style:paragraph-properties fo:margin-left="0cm" fo:margin-right="0cm" fo:text-align="justify" style:justify-single-word="false" fo:text-indent="1cm" style:auto-text-indent="false"/>
      <style:text-properties officeooo:paragraph-rsid="001b858e"/>
    </style:style>
    <style:style style:name="P35" style:family="paragraph" style:parent-style-name="Обычный">
      <style:paragraph-properties fo:margin-left="0cm" fo:margin-right="0cm" fo:text-align="justify" style:justify-single-word="false" fo:text-indent="1cm" style:auto-text-indent="false"/>
      <style:text-properties officeooo:rsid="001e7ab1" officeooo:paragraph-rsid="001e7ab1" fo:background-color="transparent"/>
    </style:style>
    <style:style style:name="P36" style:family="paragraph" style:parent-style-name="Название_20_объекта" style:master-page-name="MP0">
      <style:paragraph-properties fo:line-height="100%" style:page-number="auto" fo:break-before="page"/>
      <style:text-properties fo:text-transform="uppercase" fo:color="#000000" fo:font-size="10pt" style:font-size-asian="10pt" style:language-asian="ru" style:country-asian="RU" style:font-weight-complex="bold"/>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fo:font-weight="bold" fo:background-color="transparent" loext:char-shading-value="0" style:font-size-asian="12pt" style:font-style-asian="normal" style:font-weight-asian="bold" style:font-size-complex="12pt"/>
    </style:style>
    <style:style style:name="T5"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6"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7" style:family="text">
      <style:text-properties fo:font-size="12pt"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ize-complex="12pt"/>
    </style:style>
    <style:style style:name="T8" style:family="text">
      <style:text-properties fo:font-size="12pt" style:text-underline-style="solid" style:text-underline-width="auto" style:text-underline-color="font-color" officeooo:rsid="0018588f" style:text-underline-mode="continuous" style:text-overline-mode="continuous" style:text-line-through-mode="continuous" fo:background-color="transparent" loext:char-shading-value="0" style:font-size-asian="12pt" style:font-size-complex="12pt"/>
    </style:style>
    <style:style style:name="T9"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fo:language="en" fo:country="US" style:text-underline-style="solid" style:text-underline-width="auto" style:text-underline-color="font-color" officeooo:rsid="0016543c"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fo:language="en" fo:country="US" fo:font-style="normal" fo:font-weight="bold" officeooo:rsid="0016543c" fo:background-color="transparent" loext:char-shading-value="0" style:font-size-asian="12pt" style:font-style-asian="normal" style:font-weight-asian="bold" style:font-size-complex="12pt"/>
    </style:style>
    <style:style style:name="T12" style:family="text">
      <style:text-properties fo:background-color="#ffff00" loext:char-shading-value="0"/>
    </style:style>
    <style:style style:name="T13" style:family="text">
      <style:text-properties officeooo:rsid="001ebcad" fo:background-color="#ffff00" loext:char-shading-value="0"/>
    </style:style>
    <style:style style:name="T14" style:family="text">
      <style:text-properties fo:background-color="transparent" loext:char-shading-value="0"/>
    </style:style>
    <style:style style:name="T15" style:family="text">
      <style:text-properties officeooo:rsid="001b1429" fo:background-color="transparent" loext:char-shading-value="0"/>
    </style:style>
    <style:style style:name="T16" style:family="text">
      <style:text-properties officeooo:rsid="001b858e" fo:background-color="transparent" loext:char-shading-value="0"/>
    </style:style>
    <style:style style:name="T17" style:family="text">
      <style:text-properties officeooo:rsid="001cfc99" fo:background-color="transparent" loext:char-shading-value="0"/>
    </style:style>
    <style:style style:name="T18" style:family="text">
      <style:text-properties officeooo:rsid="001e7ab1" fo:background-color="transparent" loext:char-shading-value="0"/>
    </style:style>
    <style:style style:name="T19" style:family="text">
      <style:text-properties officeooo:rsid="001ebcad" fo:background-color="transparent" loext:char-shading-value="0"/>
    </style:style>
    <style:style style:name="T20" style:family="text">
      <style:text-properties officeooo:rsid="001ebcad" fo:background-color="transparent" loext:char-shading-value="0"/>
    </style:style>
    <style:style style:name="T21" style:family="text">
      <style:text-properties officeooo:rsid="001ebcad"/>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p><text:span text:style-name="Основной_20_шрифт_20_абзаца"><text:span text:style-name="T1">Факультет<text:tab/></text:span></text:span><text:span text:style-name="Основной_20_шрифт_20_абзаца"><text:span text:style-name="T5">Информационных технологий и программирования</text:span></text:span><text:span text:style-name="Основной_20_шрифт_20_абзаца"><text:span text:style-name="T2"><text:tab/></text:span></text:span></text:p>
      <text:p><text:span text:style-name="Основной_20_шрифт_20_абзаца"><text:span text:style-name="T1">Кафедра<text:tab/></text:span></text:span><text:span text:style-name="Основной_20_шрифт_20_абзаца"><text:span text:style-name="T5">Компьютерных технологий</text:span></text:span><text:span text:style-name="Основной_20_шрифт_20_абзаца"><text:span text:style-name="T2"><text:tab/></text:span></text:span></text:p>
      <text:p><text:span text:style-name="Основной_20_шрифт_20_абзаца"><text:span text:style-name="T1">Направление подготовки<text:tab/></text:span></text:span><text:span text:style-name="Основной_20_шрифт_20_абзаца"><text:span text:style-name="T5">01.04.02</text:span></text:span><text:span text:style-name="Основной_20_шрифт_20_абзаца"><text:span text:style-name="T2"> </text:span></text:span><text:span text:style-name="Основной_20_шрифт_20_абзаца"><text:span text:style-name="T5">Прикладная математика и информатика</text:span></text:span><text:span text:style-name="Основной_20_шрифт_20_абзаца"><text:span text:style-name="T2"><text:tab/></text:span></text:span></text:p>
      <text:p/>
      <text:p/>
      <text:p>О Т Ч Е Т </text:p>
      <text:p/>
      <text:p>о научно-исследовательской работе</text:p>
      <text:p/>
      <text:p><text:span text:style-name="Основной_20_шрифт_20_абзаца"><text:span text:style-name="T4">Тема задания: </text:span></text:span><text:span text:style-name="Основной_20_шрифт_20_абзаца"><text:span text:style-name="T7">Динамические иерархии в алгоритме поиска маршрутов в транспортной сети</text:span></text:span><text:span text:style-name="Основной_20_шрифт_20_абзаца"><text:span text:style-name="T6"><text:tab/></text:span></text:span></text:p>
      <text:p/>
      <text:p><text:span text:style-name="Основной_20_шрифт_20_абзаца"><text:span text:style-name="T4">Студент </text:span></text:span><text:span text:style-name="Основной_20_шрифт_20_абзаца"><text:span text:style-name="T6">Хованский В.С.</text:span></text:span><text:span text:style-name="Основной_20_шрифт_20_абзаца"><text:span text:style-name="T3"><text:tab/></text:span></text:span><text:span text:style-name="Основной_20_шрифт_20_абзаца"><text:span text:style-name="T4"> Группа </text:span></text:span><text:span text:style-name="Основной_20_шрифт_20_абзаца"><text:span text:style-name="T9">M</text:span></text:span><text:span text:style-name="Основной_20_шрифт_20_абзаца"><text:span text:style-name="T6">4</text:span></text:span><text:span text:style-name="Основной_20_шрифт_20_абзаца"><text:span text:style-name="T10">136с</text:span></text:span></text:p>
      <text:p><text:span text:style-name="Основной_20_шрифт_20_абзаца"><text:span text:style-name="T4">Руководитель научно-исследовательской работы: </text:span></text:span><text:span text:style-name="Основной_20_шрифт_20_абзаца"><text:span text:style-name="T6">Корнеев Г.А. канд. техн. наук, доцент </text:span></text:span><text:span text:style-name="Основной_20_шрифт_20_абзаца"><text:span text:style-name="T8">кафедры КТ </text:span></text:span><text:span text:style-name="Основной_20_шрифт_20_абзаца"><text:span text:style-name="T6">университета ИТМО<text:tab/></text:span></text:span></text:p>
      <text:p/>
      <text:p/>
      <text:p/>
      <text:p>НИР пройдена с оценкой ______________</text:p>
      <text:p/>
      <text:p text:style-name="P22">_______________________</text:p>
      <text:p text:style-name="P22"/>
      <text:p text:style-name="P23"/>
      <text:p text:style-name="P23"/>
      <text:p text:style-name="P23"/>
      <text:p text:style-name="P23"/>
      <text:p text:style-name="P26">Санкт-Петербург</text:p>
      <text:p><text:span text:style-name="Основной_20_шрифт_20_абзаца"><text:span text:style-name="T4">201</text:span></text:span><text:span text:style-name="Основной_20_шрифт_20_абзаца"><text:span text:style-name="T11">8</text:span></text:span></text:p>
      <text:h text:style-name="P28" text:outline-level="3">Введение</text:h>
      <text:p text:style-name="P35">Иерархические методы направлены на максимальное использование иерархии дорожных сетей. Достаточно длинные кратчайшие пути в конечном итоге сходятся к небольшой сети важных дорог, таких как шоссе. Интуитивно понятно, что как только на текущей итерации алгоритм находится далеко от начальной и конечной вершин, достаточно только сканировать вершины этой главной подсети.</text:p>
      <text:p text:style-name="P35">Фактически, использование настоящих дорожных категорий (таких, как шоссе), определенных в данной транспортной сети, является популярной эвристикой, хотя и нет никакой гарантии, что она найдет точные кратчайшие пути. Поскольку обсуждаемые алгоритмы должны найти точные кратчайшие пути, их правильность не должна опираться на непроверенные свойства, такие как входные классификации. Вместо этого класс иерархических алгоритмов должен использовать фазу предварительной обработки для вычисления важности вершин или отдельных сегментов в соответствии со структурой сети.</text:p>
      <text:h text:style-name="Heading_20_3" text:outline-level="3">Цели и задачи НИР</text:h>
      <text:p text:style-name="P17"><text:span text:style-name="T14">Целью НИР является </text:span><text:span text:style-name="Основной_20_шрифт_20_абзаца"><text:span text:style-name="T14">создание и реализация алгоритма для построения иерархии в транспортной сети.</text:span></text:span></text:p>
      <text:p text:style-name="P16">Для достижения указанной цели требуется решить следующие задачи:</text:p>
      <text:list xml:id="list6368976936690752978" text:style-name="L1">
        <text:list-item>
          <text:p text:style-name="P31">Исследовать определение иерархии в рамках транспортной сети;</text:p>
        </text:list-item>
        <text:list-item>
          <text:p text:style-name="P32">Получить алгоритм для построение двух уровней иерархии;</text:p>
        </text:list-item>
        <text:list-item>
          <text:p text:style-name="P32">Модифицировать алгоритм для более двух уровней;</text:p>
        </text:list-item>
      </text:list>
      <text:h text:style-name="Heading_20_3" text:outline-level="3">Выполнение работы</text:h>
      <text:p text:style-name="P20"><text:span text:style-name="Основной_20_шрифт_20_абзаца"><text:span text:style-name="T17">Иерархические алгоритмы планирования маршрутов успешно работают в дорожных сетях, но они терпят не очень пригодны для транспортных сетей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й, мы хотим сжимать станции. Однако предыдущие модели данных либо использовали несколько узлов на станцию, т.е. в расширенной модели или модели на основе времени, либо требовали параллельных ребер. </text:span></text:span></text:p>
      <text:p text:style-name="P20"><text:span text:style-name="Основной_20_шрифт_20_абзаца"><text:span text:style-name="T17">В таких моделях потенциально может быть много ребер между одинаковыми парами станций,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й, которая представляет каждую станцию единственным узлов и не </text:span></text:span><text:soft-page-break/><text:span text:style-name="Основной_20_шрифт_20_абзаца"><text:span text:style-name="T17">требует параллельных ребер. Тем не менее, эта модель графа станций требует довольно сложные стоимости ребер, так что это требует некоторых определенных усилий для эффективной реализации базовых операций для сцепления и соединения ребер.</text:span></text:span></text:p>
      <text:p text:style-name="P18"><text:span text:style-name="Основной_20_шрифт_20_абзаца"><text:span text:style-name="T16">Предварительная обработка <text:s/>использует квадратичное время и дает результат квадратичного размера. Для его уменьшения, мы делаем дорогие глобальные поиски только из подходящего предварительно выбранного набора узлов и вычисляем цепи от центральных узлов ко всем остальным транспортным узлам. Стоит отметить, что вычисление цепей только до других центральных узлов не является более быстрым.</text:span></text:span></text:p>
      <text:p text:style-name="P33"><text:span text:style-name="Основной_20_шрифт_20_абзаца"><text:span text:style-name="T18">Важным подходом к использованию иерархии является использование сжатых путей. Интуитивно хотелось бы увеличить граф G с помощью таких сокращений, которые могут использоваться для запросов на большие расстояния, чтобы пропустить «неважные» вершины. Алгоритм сжатия иерархии (Node Contraction) реализует эту идею путем многократного выполнения операции сжатия вершины. Чтобы сжать вершину v, она временно удаляется из графа G и после добавляется сжатый путь между каждой парой hu, wi соседних вершин, если кратчайший путь от u до w является уникальным и содержит вершину v. Во время предварительной обработки алгоритм эвристически упорядочивает вершины по «важности» и сжимает их от наименее к наиболее важным. На этапе построения пути выполняется двунаправленный поиск из s и t в графе G, дополненный сжатыми путями, вычисленными во время предварительной обработки. </text:span></text:span></text:p>
      <text:p text:style-name="P33"><text:span text:style-name="Основной_20_шрифт_20_абзаца"><text:span text:style-name="T18">Алгоритм посещает только те дуги, которые ведут к вершинам более высоких рангов. Пусть d s (u) и d t (u) – соответствующие расстояния, полученные алгоритмов (inf для непосещенных вершин). Легко показать, что d s (u) 6 c(s, u) и d t (u) 6 c(u, t). Равенство не гарантируется из-за сжатий. Тем не менее, было доказано, что вершина высшего ранга u ∗ на исходном пути s → t будет посещена обоими поисками и что оба значения расстояния будут равными, то есть d s (u ∗ ) = c(s, u ∗ ) и d t (u ∗ ) = c(u ∗ , t). Поэтому среди всех вершин u, посещенных обоими поисками, минимизация d s (u) + d t (u) представляет собой кратчайший путь. Заметим, что поскольку u ∗ не обязательно является первой вершиной, которая проверяется обоими поисками, они не могут останавливаться, как только они встречаются.</text:span></text:span></text:p>
      <text:p text:style-name="P18"><text:span text:style-name="Основной_20_шрифт_20_абзаца"><text:span text:style-name="T16">Для не являющихся центральными транспортных узлов, мы запускаем локальные поиски, вычисляя только те цепи без центральных узла или их частей вплоть до первого такого узла. Более конкретно, пусть AC1...CkB будет цепью из не из центрального узла A, который мы сохранили в предыдущем разделе. Если какой-либо узел Ci является центральным, мы не будем больше хранить такую цепь. Центральный узел Ci с минимальным i будет называться корневым узлом станции A. Мы по-прежнему будем хранить цепи A...Ci и </text:span></text:span><text:soft-page-break/><text:span text:style-name="Основной_20_шрифт_20_абзаца"><text:span text:style-name="T16">Ci...B в корневой узел и из него в соответствующих цепных графах. Это сокращает цепи достаточно для того, чтобы позволить сделать обработку запросов полностью в оперативной памяти на одной машине, даже для больших транспортных сетей. Обратим внимание, что количество глобальных поисков может быть уменьшено путем введения нескольких уровней иерархии и соответственно рангов центральных узлов, но в текущей реализации общая стоимость глобальных поисков ниже общей стоимости для локального поиска уже с одним уровнем иерархии.</text:span></text:span></text:p>
      <text:p text:style-name="P18"><text:span text:style-name="Основной_20_шрифт_20_абзаца"><text:span text:style-name="T16">Мы создаем граф, который не будет зависеть от времени, путем наложения узлов и ребер каждого класса, как было сделано в предыдущих разделах, используя минимум реберных стоимостей. Затем мы выполняем ограниченный по стоимости поиск Дейкстры из случайной выборки начальных станций. Транспортные узлы, лежащие на наибольшем числе кратчайших путей будут выбраны в качестве центральных. Обратим внимание, что были проведены эксперименты с различными стратегиями выбора центральных узлов, но они показали лишь небольшую разницу по времени предварительной обработки и размеров графов запросов, и таким образом, был выбран вариант с простейшей стратегией.</text:span></text:span></text:p>
      <text:p text:style-name="P20"><text:span text:style-name="Основной_20_шрифт_20_абзаца"><text:span text:style-name="T17">Глобальный поиск остается таким же.</text:span></text:span></text:p>
      <text:p text:style-name="P20"><text:span text:style-name="Основной_20_шрифт_20_абзаца"><text:span text:style-name="T17">Локальный поиск дополнительно помечает метки, выходящие из меток пересадочных вершин центральных узлов как неактивные, и останавливается как только все неустановленные метки станут неактивными. Неактивные метки игнорируются при считывании цепей. До этого момента неактивные метки нужно для доминирования неоптимальных путей вокруг центральных узлов.</text:span></text:span></text:p>
      <text:p text:style-name="P20"><text:span text:style-name="Основной_20_шрифт_20_абзаца"><text:span text:style-name="T17">Обработка запроса ⟨A,τ⟩ → B просматривает множество X корневых узлов станции A и строит граф запроса из цепей между парами станций (A,B)∪(A×X)∪(X×B). Мы строим граф запроса как описано в разделе, но мы извлекаем цепи из начальной станции до множества конечных станций в одно и то же время так, как они хранятся в одинаковых цепных графах. Это обычно ускоряет построение, так как несколько цепей имеют общий префикс. Оценка графа запроса остается неизменной</text:span></text:span></text:p>
      <text:h text:style-name="Heading_20_3" text:outline-level="3">Внедрение</text:h>
      <text:p text:style-name="P19"><text:span text:style-name="T14">Результаты работы </text:span><text:span text:style-name="Основной_20_шрифт_20_абзаца"><text:span text:style-name="T14">могут быть </text:span></text:span><text:span text:style-name="T14">внедрены в рамках </text:span><text:span text:style-name="Основной_20_шрифт_20_абзаца"><text:span text:style-name="T14">проекта «СУПП ПН» </text:span></text:span><text:span text:style-name="Основной_20_шрифт_20_абзаца"><text:span text:style-name="T15">(«Система управления пассажирскими перевозками нового поколения») ООО «Транс-ИТ».</text:span></text:span></text:p>
      <text:h text:style-name="P27" text:outline-level="3">Выводы</text:h>
      <text:list xml:id="list5709983347322082897" text:style-name="L2">
        <text:list-item>
          <text:p text:style-name="P21">Описана модель иерархии в транспортной сети;</text:p>
        </text:list-item>
        <text:list-item>
          <text:p text:style-name="P21"><text:soft-page-break/>Реализован алгоритм для построения иерархии для произвольного числа уровней;</text:p>
        </text:list-item>
        <text:list-item>
          <text:p text:style-name="P21">Проведены измерения производительности алгоритма;</text:p>
        </text:list-item>
      </text:list>
      <text:h text:style-name="Heading_20_3" text:outline-level="3">Заключение</text:h>
      <text:p text:style-name="P17"><text:span text:style-name="T14">В рамках НИР были полностью</text:span><text:span text:style-name="Основной_20_шрифт_20_абзаца"><text:span text:style-name="T14"> выполнены запланированные работы и </text:span></text:span><text:span text:style-name="T14">полностью </text:span><text:span text:style-name="Основной_20_шрифт_20_абзаца"><text:span text:style-name="T14">достигнуты запланированные результаты.</text:span></text:span></text:p>
      <text:h text:style-name="Heading_20_3" text:outline-level="3">Список использованных источников</text:h>
      <text:list xml:id="list8717101194076275392" text:style-name="L3">
        <text:list-item>
          <text:p text:style-name="P29"><text:span text:style-name="Основной_20_шрифт_20_абзаца"><text:span text:style-name="T20">Reinhard Bauer, Tobias Columbus, Bastian Katz, Marcus Krug, and Dorothea Wagner. Preprocessing Speed-Up Techniques is Hard // Volume 6078 of Lecture Notes in Computer Science). — 2010. — P. 359–370.</text:span></text:span></text:p>
        </text:list-item>
        <text:list-item>
          <text:p text:style-name="P29"><text:span text:style-name="Основной_20_шрифт_20_абзаца"><text:span text:style-name="T20">Peter E. Hart, Nils Nilsson, and Bertram Raphael. A Formal Basis for the Heuristic Determination of Minimum Cost Paths // IEEE Transactions on Systems Science and Cybernetics. — 1968. — No. 4. — P. 100–107.</text:span></text:span></text:p>
        </text:list-item>
        <text:list-item>
          <text:p text:style-name="P29"><text:span text:style-name="Основной_20_шрифт_20_абзаца"><text:span text:style-name="T20">Gernot Veit Batz, Daniel Delling, Peter Sanders, and Christian Vetter. Time-Dependent Contraction Hierarchies // Proceedings of the 11th Workshop on Algorithm Engineering and Experiments (ALENEX’09)). — 2009. — P. 97–105.</text:span></text:span></text:p>
        </text:list-item>
        <text:list-item>
          <text:p text:style-name="P29"><text:span text:style-name="Основной_20_шрифт_20_абзаца"><text:span text:style-name="T20">Gernot Veit Batz, Robert Geisberger, Sabine Neubauer, and Peter Sanders. Time-Dependent Contraction Hierarchies and Approximation // Lecture Notes in Computer Science). — 2010. — No. 6049. — P. 166–177.</text:span></text:span></text:p>
        </text:list-item>
        <text:list-item>
          <text:p text:style-name="P29"><text:span text:style-name="Основной_20_шрифт_20_абзаца"><text:span text:style-name="T20">Annabell Berger and Matthias Müller–Hannemann. Subpath-Optimality of MultiCriteria Shortest Paths in Time- and Event-Dependent Networks // Technical Report 1, University Halle-Wittenberg, Institute of Computer Science). — 2009.</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Обычный" style:next-style-name="Обычный" style:default-outline-level="1"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Обычный" style:next-style-name="Обычный" style:default-outline-level="2" style:class="text">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Heading_20_3" style:display-name="Heading 3" style:family="paragraph" style:parent-style-name="Обычный" style:next-style-name="Обычный"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Обычный" style:next-style-name="Обычный"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Обычный" style:next-style-name="Обычный"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Caption" style:family="paragraph" style:parent-style-name="Обычный" style:class="extra">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Text_20_body_20_indent" style:display-name="Text body indent" style:family="paragraph" style:parent-style-name="Обычный" style:class="text">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Subtitle" style:family="paragraph" style:parent-style-name="Обычный" style:class="chapter">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Index" style:family="paragraph" style:parent-style-name="Standard" style:class="index">
      <style:paragraph-properties text:number-lines="false" text:line-number="0"/>
    </style:style>
    <style:style style:name="Contents_20_2" style:display-name="Contents 2" style:family="paragraph" style:parent-style-name="Обычный" style:next-style-name="Обычный" style:auto-update="true" style:class="index">
      <style:paragraph-properties fo:margin-left="0.353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Обычный" style:next-style-name="Обычный" style:auto-update="true" style:class="index">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Page_20_Number" style:display-name="Page Number"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Emphasis"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Министерство образования и науки Российской Федерации</dc:title>
    <dc:description/>
    <dc:subject/>
    <meta:initial-creator>admin</meta:initial-creator>
    <meta:creation-date>2018-05-24T18:09:00Z</meta:creation-date>
    <dc:date>2018-05-28T23:36:31.116513756</dc:date>
    <meta:print-date>2010-04-06T12:00:00Z</meta:print-date>
    <meta:editing-cycles>5</meta:editing-cycles>
    <meta:editing-duration>PT1H48M12S</meta:editing-duration>
    <meta:document-statistic meta:table-count="0" meta:image-count="0" meta:object-count="0" meta:page-count="5" meta:paragraph-count="48" meta:word-count="1255" meta:character-count="9166" meta:non-whitespace-character-count="7951"/>
    <meta:template xlink:type="simple" xlink:actuate="onRequest" xlink:title="" xlink:href="Normal.dotm"/>
  </office:meta>
</office:document-meta>
</file>